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fo:font-size="16pt" style:font-size-asian="16pt" style:font-size-complex="16pt" fo:language="en" fo:country="US"/>
    </style:style>
    <style:style style:name="P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" style:parent-style-name="Normal" style:family="paragraph">
      <style:paragraph-properties fo:margin-bottom="0in" fo:line-height="100%"/>
    </style:style>
    <style:style style:name="T7" style:parent-style-name="DefaultParagraphFont" style:family="text">
      <style:text-properties fo:font-size="12pt" style:font-size-asian="12pt" style:font-size-complex="12pt" fo:language="en" fo:country="US"/>
    </style:style>
    <style:style style:name="P8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3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1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9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2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1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3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6" style:parent-style-name="Normal" style:family="paragraph">
      <style:paragraph-properties fo:text-align="center" fo:margin-bottom="0in" fo:line-height="100%"/>
      <style:text-properties fo:font-size="16pt" style:font-size-asian="16pt" style:font-size-complex="16pt" fo:language="en" fo:country="US"/>
    </style:style>
    <style:style style:name="P37" style:parent-style-name="Normal" style:family="paragraph">
      <style:paragraph-properties fo:text-align="center" fo:margin-bottom="0in" fo:line-height="100%"/>
      <style:text-properties fo:font-size="16pt" style:font-size-asian="16pt" style:font-size-complex="16pt" fo:language="en" fo:country="US"/>
    </style:style>
    <style:style style:name="P38" style:parent-style-name="Normal" style:family="paragraph">
      <style:paragraph-properties fo:text-align="center" fo:margin-bottom="0in" fo:line-height="100%"/>
      <style:text-properties fo:font-size="16pt" style:font-size-asian="16pt" style:font-size-complex="16pt" fo:language="en" fo:country="US"/>
    </style:style>
    <style:style style:name="P39" style:parent-style-name="Normal" style:family="paragraph">
      <style:paragraph-properties fo:text-align="center" fo:margin-bottom="0in" fo:line-height="100%"/>
      <style:text-properties fo:font-size="16pt" style:font-size-asian="16pt" style:font-size-complex="16pt" fo:language="en" fo:country="US"/>
    </style:style>
    <style:style style:name="P40" style:parent-style-name="Normal" style:family="paragraph">
      <style:paragraph-properties fo:text-align="center" fo:margin-bottom="0in" fo:line-height="100%"/>
      <style:text-properties fo:font-size="16pt" style:font-size-asian="16pt" style:font-size-complex="16pt" fo:language="en" fo:country="US"/>
    </style:style>
    <style:style style:name="P41" style:parent-style-name="Normal" style:family="paragraph">
      <style:paragraph-properties fo:text-align="center" fo:margin-bottom="0in" fo:line-height="100%"/>
      <style:text-properties fo:font-size="16pt" style:font-size-asian="16pt" style:font-size-complex="16pt" fo:language="en" fo:country="US"/>
    </style:style>
    <style:style style:name="P42" style:parent-style-name="Normal" style:family="paragraph">
      <style:paragraph-properties fo:text-align="center" fo:margin-bottom="0in" fo:line-height="100%"/>
      <style:text-properties fo:font-size="16pt" style:font-size-asian="16pt" style:font-size-complex="16pt" fo:language="en" fo:country="US"/>
    </style:style>
    <style:style style:name="P43" style:parent-style-name="Normal" style:family="paragraph">
      <style:paragraph-properties fo:text-align="center" fo:margin-bottom="0in" fo:line-height="100%"/>
      <style:text-properties fo:font-size="16pt" style:font-size-asian="16pt" style:font-size-complex="16pt" fo:language="en" fo:country="US"/>
    </style:style>
    <style:style style:name="P44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45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4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2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5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5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5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8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5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0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61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3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6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6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7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68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69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70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71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72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73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74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75" style:parent-style-name="Normal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76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</office:automatic-styles>
  <office:body>
    <office:text text:use-soft-page-breaks="true">
      <text:p text:style-name="P1">Types of damage:</text:p>
      <text:p text:style-name="P2">-Physical</text:p>
      <text:p text:style-name="P3">-Fire (Chance to apply burn)</text:p>
      <text:p text:style-name="P4">-Ice (Chance to apply chilled)</text:p>
      <text:p text:style-name="P5">-Lighting (Chance to shocked)</text:p>
      <text:p text:style-name="P6"><text:span text:style-name="T7">-Toxic (Chance to apply poisoned)</text:span></text:p>
      <text:p text:style-name="P8">Status:</text:p>
      <text:p text:style-name="P9">-Burn (High burst of Damage over time)</text:p>
      <text:p text:style-name="P10">-Chilled (Slowed attack speed and movement)</text:p>
      <text:p text:style-name="P11">-Shocked (Damage and silence of abilities)</text:p>
      <text:p text:style-name="P12">-Poisoned (Damage over a long period of time and stops healing effects)</text:p>
      <text:p text:style-name="P13">Resistances:<text:s/></text:p>
      <text:p text:style-name="P14">-Armor (Reduces Physical Damage)</text:p>
      <text:p text:style-name="P15">-Fire Res. (Reduces Fire Damage)</text:p>
      <text:p text:style-name="P16">-Ice Res. (Reduces Ice Damage)</text:p>
      <text:p text:style-name="P17">-Lighting Res. (Reduces Lighting Damage)</text:p>
      <text:p text:style-name="P18">-Toxic Res. (Reduces Toxic Damage)</text:p>
      <text:p text:style-name="P19">Stats:</text:p>
      <text:p text:style-name="P20">-Strength</text:p>
      <text:p text:style-name="P21">-Intelligence</text:p>
      <text:p text:style-name="P22">-Attack Speed</text:p>
      <text:p text:style-name="P23">-Attack Range</text:p>
      <text:p text:style-name="P24">-Move Speed</text:p>
      <text:p text:style-name="P25">-Ability haste</text:p>
      <text:p text:style-name="P26">-Health</text:p>
      <text:p text:style-name="P27">-Mana</text:p>
      <text:p text:style-name="P28">-Crit.Chance</text:p>
      <text:p text:style-name="P29">-Luck</text:p>
      <text:p text:style-name="P30">-Armor and different Res. Pen.</text:p>
      <text:p text:style-name="P31">Shields:</text:p>
      <text:p text:style-name="P32">-Normal Shield (Blocks all attack types)</text:p>
      <text:p text:style-name="P33">-Ice shield</text:p>
      <text:p text:style-name="P34">-Magic shield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Scripts</text:p>
      <text:p text:style-name="P44"/>
      <text:p text:style-name="P45">CharacterStats:</text:p>
      <text:p text:style-name="P46">-Holds the basic stats of a character</text:p>
      <text:p text:style-name="P47">-Holds the current stats of a character</text:p>
      <text:p text:style-name="P48">-Holds the class ID (Partymember, Npc, Enemy,ETC)</text:p>
      <text:p text:style-name="P49">-Handles the application of buffs and debuffs</text:p>
      <text:p text:style-name="P50">-Uses the stats form the Base Charater stats</text:p>
      <text:p text:style-name="P51"><text:s/></text:p>
      <text:p text:style-name="P52">BaseCharaterStats:<text:s/>(Static)</text:p>
      <text:p text:style-name="P53">-Holds the base stats of the different Characters<text:s/></text:p>
      <text:p text:style-name="P54"/>
      <text:p text:style-name="P55">Party:</text:p>
      <text:p text:style-name="P56">-Holds the stats of the party</text:p>
      <text:p text:style-name="P57">-Handles party buffs and debuffs</text:p>
      <text:p text:style-name="P58">-Holds The party members<text:tab/></text:p>
      <text:p text:style-name="P59"/>
      <text:p text:style-name="P60">Inventory:</text:p>
      <text:p text:style-name="P61">-Handles the items of a character</text:p>
      <text:p text:style-name="P62"/>
      <text:p text:style-name="P63">MemberBasicAtacks:</text:p>
      <text:p text:style-name="P64">-Handles the auto atacks of the partymembers</text:p>
      <text:p text:style-name="P65">-Handles the targeting priority of the auto attacks</text:p>
      <text:p text:style-name="P66">-Creates the attacks</text:p>
      <text:p text:style-name="P67"/>
      <text:p text:style-name="P68">BasicAtacks: (Static)</text:p>
      <text:p text:style-name="P69">-Holds the different type of autoatacks and scalings</text:p>
      <text:p text:style-name="P70"/>
      <text:p text:style-name="P71">Atack:</text:p>
      <text:p text:style-name="P72">-Handles the “hit” on the enemy</text:p>
      <text:p text:style-name="P73">-Once the enemy is know calculates de damage based on the playerstats and the Inventory</text:p>
      <text:p text:style-name="P74">-Holds the type of enemy it can hit and the character that sent the atack</text:p>
      <text:p text:style-name="P75"/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t" fo:country="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iscgsqueiros@hotmail.com</meta:initial-creator>
    <dc:creator>luiscgsqueiros@hotmail.com</dc:creator>
    <meta:creation-date>2022-07-26T14:20:00Z</meta:creation-date>
    <dc:date>2022-07-27T16:05:00Z</dc:date>
    <meta:template xlink:href="Normal.dotm" xlink:type="simple"/>
    <meta:editing-cycles>5</meta:editing-cycles>
    <meta:editing-duration>PT29220S</meta:editing-duration>
    <meta:document-statistic meta:page-count="2" meta:paragraph-count="3" meta:word-count="248" meta:character-count="1661" meta:row-count="11" meta:non-whitespace-character-count="1416"/>
  </office:meta>
</office:document-meta>
</file>